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nsolas" fo:font-size="12pt" fo:language="el" fo:country="GR" officeooo:rsid="001a79f9" officeooo:paragraph-rsid="001a79f9" style:font-size-asian="12pt" style:font-size-complex="12pt"/>
    </style:style>
    <style:style style:name="P2" style:family="paragraph" style:parent-style-name="Standard">
      <style:text-properties style:font-name="Consolas" fo:font-size="12pt" fo:language="el" fo:country="GR" officeooo:rsid="001a79f9" officeooo:paragraph-rsid="001d36ca" style:font-size-asian="12pt" style:font-size-complex="12pt"/>
    </style:style>
    <style:style style:name="P3" style:family="paragraph" style:parent-style-name="Standard">
      <style:text-properties style:font-name="Consolas" fo:font-size="12pt" fo:language="el" fo:country="GR" officeooo:rsid="001ec822" officeooo:paragraph-rsid="0020f44a" style:font-size-asian="12pt" style:font-size-complex="12pt"/>
    </style:style>
    <style:style style:name="P4" style:family="paragraph" style:parent-style-name="Standard">
      <style:text-properties style:font-name="Consolas" fo:font-size="12pt" fo:language="el" fo:country="GR" officeooo:rsid="00221499" officeooo:paragraph-rsid="0023b022" style:font-size-asian="12pt" style:font-size-complex="12pt"/>
    </style:style>
    <style:style style:name="P5" style:family="paragraph" style:parent-style-name="Standard">
      <style:text-properties style:font-name="Consolas" fo:font-size="12pt" fo:language="en" fo:country="US" officeooo:rsid="001fb710" officeooo:paragraph-rsid="0020f44a" style:font-size-asian="12pt" style:font-size-complex="12pt"/>
    </style:style>
    <style:style style:name="P6" style:family="paragraph" style:parent-style-name="Standard">
      <style:text-properties style:font-name="Consolas" fo:font-size="12pt" fo:language="en" fo:country="US" officeooo:rsid="00221499" officeooo:paragraph-rsid="0023b022" style:font-size-asian="12pt" style:font-size-complex="12pt"/>
    </style:style>
    <style:style style:name="P7" style:family="paragraph" style:parent-style-name="Standard">
      <style:text-properties style:font-name="Consolas" fo:font-size="12pt" fo:language="en" fo:country="US" officeooo:rsid="0022dcbf" officeooo:paragraph-rsid="0022dcbf" style:font-size-asian="12pt" style:font-size-complex="12pt"/>
    </style:style>
    <style:style style:name="P8" style:family="paragraph" style:parent-style-name="Standard">
      <style:text-properties style:font-name="Consolas" fo:font-size="12pt" fo:language="el" fo:country="GR" officeooo:rsid="0022dcbf" officeooo:paragraph-rsid="0028eaf1" style:font-size-asian="12pt" style:font-size-complex="12pt"/>
    </style:style>
    <style:style style:name="P9" style:family="paragraph" style:parent-style-name="Standard">
      <style:text-properties style:font-name="Consolas" fo:font-size="12pt" fo:language="el" fo:country="GR" officeooo:rsid="002c875b" officeooo:paragraph-rsid="002c875b" style:font-size-asian="12pt" style:font-size-complex="12pt"/>
    </style:style>
    <style:style style:name="P10" style:family="paragraph" style:parent-style-name="Standard">
      <style:text-properties style:font-name="Consolas" fo:font-size="12pt" fo:language="el" fo:country="GR" officeooo:rsid="0033a62a" officeooo:paragraph-rsid="0033a62a" style:font-size-asian="12pt" style:font-size-complex="12pt"/>
    </style:style>
    <style:style style:name="P11" style:family="paragraph" style:parent-style-name="Standard">
      <style:text-properties style:font-name="Consolas" fo:font-size="12pt" fo:language="el" fo:country="GR" officeooo:rsid="0037cf18" officeooo:paragraph-rsid="0037cf18" style:font-size-asian="12pt" style:font-size-complex="12pt"/>
    </style:style>
    <style:style style:name="P12" style:family="paragraph" style:parent-style-name="Standard">
      <style:text-properties style:font-name="Consolas" fo:font-size="12pt" fo:language="el" fo:country="GR" officeooo:rsid="0039cab0" officeooo:paragraph-rsid="0039cab0" style:font-size-asian="12pt" style:font-size-complex="12pt"/>
    </style:style>
    <style:style style:name="P13" style:family="paragraph" style:parent-style-name="Standard">
      <style:text-properties style:font-name="Consolas" fo:font-size="12pt" fo:language="el" fo:country="GR" officeooo:rsid="003c16ce" officeooo:paragraph-rsid="003c16ce" style:font-size-asian="12pt" style:font-size-complex="12pt"/>
    </style:style>
    <style:style style:name="P14" style:family="paragraph" style:parent-style-name="Standard">
      <style:text-properties officeooo:paragraph-rsid="00308024"/>
    </style:style>
    <style:style style:name="P15" style:family="paragraph" style:parent-style-name="Standard">
      <style:text-properties officeooo:rsid="00323058" officeooo:paragraph-rsid="00323058"/>
    </style:style>
    <style:style style:name="P16" style:family="paragraph" style:parent-style-name="Standard">
      <style:text-properties fo:language="el" fo:country="GR" officeooo:rsid="004314fe" officeooo:paragraph-rsid="004314fe"/>
    </style:style>
    <style:style style:name="P17" style:family="paragraph" style:parent-style-name="Standard">
      <style:text-properties fo:language="el" fo:country="GR" officeooo:rsid="00464045" officeooo:paragraph-rsid="00464045"/>
    </style:style>
    <style:style style:name="P18" style:family="paragraph" style:parent-style-name="Standard">
      <style:text-properties fo:language="el" fo:country="GR" officeooo:rsid="004864e4" officeooo:paragraph-rsid="004864e4"/>
    </style:style>
    <style:style style:name="P19" style:family="paragraph" style:parent-style-name="Standard">
      <style:text-properties fo:language="el" fo:country="GR" officeooo:rsid="004ae346" officeooo:paragraph-rsid="004ae346"/>
    </style:style>
    <style:style style:name="P20" style:family="paragraph" style:parent-style-name="Standard">
      <style:text-properties fo:language="el" fo:country="GR" officeooo:rsid="004c1ee5" officeooo:paragraph-rsid="004c1ee5"/>
    </style:style>
    <style:style style:name="P21" style:family="paragraph" style:parent-style-name="Standard">
      <style:text-properties fo:language="el" fo:country="GR" officeooo:rsid="004f9011" officeooo:paragraph-rsid="004f9011"/>
    </style:style>
    <style:style style:name="P22" style:family="paragraph" style:parent-style-name="Standard">
      <style:text-properties fo:language="el" fo:country="GR" officeooo:rsid="0050f3b4" officeooo:paragraph-rsid="0050f3b4"/>
    </style:style>
    <style:style style:name="P23" style:family="paragraph" style:parent-style-name="Standard">
      <style:text-properties officeooo:paragraph-rsid="004267d9"/>
    </style:style>
    <style:style style:name="P24" style:family="paragraph" style:parent-style-name="Standard">
      <style:text-properties officeooo:paragraph-rsid="004adf59"/>
    </style:style>
    <style:style style:name="P25" style:family="paragraph" style:parent-style-name="Standard">
      <style:text-properties officeooo:rsid="004ae346" officeooo:paragraph-rsid="004ae346"/>
    </style:style>
    <style:style style:name="P26" style:family="paragraph" style:parent-style-name="Standard">
      <style:text-properties officeooo:rsid="004ae346" officeooo:paragraph-rsid="0050f3b4"/>
    </style:style>
    <style:style style:name="T1" style:family="text">
      <style:text-properties fo:language="en" fo:country="US"/>
    </style:style>
    <style:style style:name="T2" style:family="text">
      <style:text-properties fo:language="en" fo:country="US" officeooo:rsid="001d36ca"/>
    </style:style>
    <style:style style:name="T3" style:family="text">
      <style:text-properties fo:language="en" fo:country="US" officeooo:rsid="001d7540"/>
    </style:style>
    <style:style style:name="T4" style:family="text">
      <style:text-properties fo:language="en" fo:country="US" officeooo:rsid="001dfe0a"/>
    </style:style>
    <style:style style:name="T5" style:family="text">
      <style:text-properties fo:language="en" fo:country="US" officeooo:rsid="001fb710"/>
    </style:style>
    <style:style style:name="T6" style:family="text">
      <style:text-properties fo:language="en" fo:country="US" officeooo:rsid="0020f44a"/>
    </style:style>
    <style:style style:name="T7" style:family="text">
      <style:text-properties fo:language="en" fo:country="US" officeooo:rsid="00221499"/>
    </style:style>
    <style:style style:name="T8" style:family="text">
      <style:text-properties fo:language="en" fo:country="US" officeooo:rsid="0023b022"/>
    </style:style>
    <style:style style:name="T9" style:family="text">
      <style:text-properties fo:language="en" fo:country="US" officeooo:rsid="002594f5"/>
    </style:style>
    <style:style style:name="T10" style:family="text">
      <style:text-properties fo:language="en" fo:country="US" officeooo:rsid="0028eaf1"/>
    </style:style>
    <style:style style:name="T11" style:family="text">
      <style:text-properties fo:language="en" fo:country="US" officeooo:rsid="002a4798"/>
    </style:style>
    <style:style style:name="T12" style:family="text">
      <style:text-properties fo:language="en" fo:country="US" officeooo:rsid="002c0a16"/>
    </style:style>
    <style:style style:name="T13" style:family="text">
      <style:text-properties fo:language="en" fo:country="US" officeooo:rsid="002c875b"/>
    </style:style>
    <style:style style:name="T14" style:family="text">
      <style:text-properties fo:language="en" fo:country="US" officeooo:rsid="002da948"/>
    </style:style>
    <style:style style:name="T15" style:family="text">
      <style:text-properties fo:language="en" fo:country="US" officeooo:rsid="00353b28"/>
    </style:style>
    <style:style style:name="T16" style:family="text">
      <style:text-properties fo:language="en" fo:country="US" officeooo:rsid="003694bc"/>
    </style:style>
    <style:style style:name="T17" style:family="text">
      <style:text-properties fo:language="en" fo:country="US" officeooo:rsid="0022dcbf"/>
    </style:style>
    <style:style style:name="T18" style:family="text">
      <style:text-properties fo:language="en" fo:country="US" officeooo:rsid="0039cab0"/>
    </style:style>
    <style:style style:name="T19" style:family="text">
      <style:text-properties fo:language="en" fo:country="US" officeooo:rsid="003a00d3"/>
    </style:style>
    <style:style style:name="T20" style:family="text">
      <style:text-properties fo:language="en" fo:country="US" officeooo:rsid="003dafd0"/>
    </style:style>
    <style:style style:name="T21" style:family="text">
      <style:text-properties fo:language="en" fo:country="US" officeooo:rsid="003e51c6"/>
    </style:style>
    <style:style style:name="T22" style:family="text">
      <style:text-properties fo:language="en" fo:country="US" officeooo:rsid="003ef113"/>
    </style:style>
    <style:style style:name="T23" style:family="text">
      <style:text-properties officeooo:rsid="001d36ca"/>
    </style:style>
    <style:style style:name="T24" style:family="text">
      <style:text-properties officeooo:rsid="001d7540"/>
    </style:style>
    <style:style style:name="T25" style:family="text">
      <style:text-properties officeooo:rsid="001dfe0a"/>
    </style:style>
    <style:style style:name="T26" style:family="text">
      <style:text-properties officeooo:rsid="001fb710"/>
    </style:style>
    <style:style style:name="T27" style:family="text">
      <style:text-properties officeooo:rsid="0020f44a"/>
    </style:style>
    <style:style style:name="T28" style:family="text">
      <style:text-properties officeooo:rsid="00221499"/>
    </style:style>
    <style:style style:name="T29" style:family="text">
      <style:text-properties officeooo:rsid="0023b022"/>
    </style:style>
    <style:style style:name="T30" style:family="text">
      <style:text-properties officeooo:rsid="002421f8"/>
    </style:style>
    <style:style style:name="T31" style:family="text">
      <style:text-properties officeooo:rsid="002594f5"/>
    </style:style>
    <style:style style:name="T32" style:family="text">
      <style:text-properties officeooo:rsid="0028eaf1"/>
    </style:style>
    <style:style style:name="T33" style:family="text">
      <style:text-properties fo:language="el" fo:country="GR" officeooo:rsid="003fa3cf"/>
    </style:style>
    <style:style style:name="T34" style:family="text">
      <style:text-properties fo:language="el" fo:country="GR" officeooo:rsid="00406816"/>
    </style:style>
    <style:style style:name="T35" style:family="text">
      <style:text-properties fo:language="el" fo:country="GR" officeooo:rsid="004267d9"/>
    </style:style>
    <style:style style:name="T36" style:family="text">
      <style:text-properties officeooo:rsid="002a4798"/>
    </style:style>
    <style:style style:name="T37" style:family="text">
      <style:text-properties officeooo:rsid="002c0a16"/>
    </style:style>
    <style:style style:name="T38" style:family="text">
      <style:text-properties officeooo:rsid="002c875b"/>
    </style:style>
    <style:style style:name="T39" style:family="text">
      <style:text-properties officeooo:rsid="002da948"/>
    </style:style>
    <style:style style:name="T40" style:family="text">
      <style:text-properties officeooo:rsid="00308024"/>
    </style:style>
    <style:style style:name="T41" style:family="text">
      <style:text-properties style:font-name="Consolas" fo:font-size="12pt" fo:language="el" fo:country="GR" style:font-size-asian="12pt" style:font-size-complex="12pt"/>
    </style:style>
    <style:style style:name="T42" style:family="text">
      <style:text-properties style:font-name="Consolas" fo:font-size="12pt" fo:language="el" fo:country="GR" officeooo:rsid="00308024" style:font-size-asian="12pt" style:font-size-complex="12pt"/>
    </style:style>
    <style:style style:name="T43" style:family="text">
      <style:text-properties style:font-name="Consolas" fo:font-size="12pt" fo:language="el" fo:country="GR" officeooo:rsid="0030dec8" style:font-size-asian="12pt" style:font-size-complex="12pt"/>
    </style:style>
    <style:style style:name="T44" style:family="text">
      <style:text-properties style:font-name="Consolas" fo:font-size="12pt" fo:language="el" fo:country="GR" officeooo:rsid="00323058" style:font-size-asian="12pt" style:font-size-complex="12pt"/>
    </style:style>
    <style:style style:name="T45" style:family="text">
      <style:text-properties style:font-name="Consolas" fo:font-size="12pt" fo:language="el" fo:country="GR" officeooo:rsid="00406816" style:font-size-asian="12pt" style:font-size-complex="12pt"/>
    </style:style>
    <style:style style:name="T46" style:family="text">
      <style:text-properties style:font-name="Consolas" fo:font-size="12pt" fo:language="el" fo:country="GR" officeooo:rsid="004267d9" style:font-size-asian="12pt" style:font-size-complex="12pt"/>
    </style:style>
    <style:style style:name="T47" style:family="text">
      <style:text-properties style:font-name="Consolas" fo:font-size="12pt" fo:language="el" fo:country="GR" officeooo:rsid="0042a1b7" style:font-size-asian="12pt" style:font-size-complex="12pt"/>
    </style:style>
    <style:style style:name="T48" style:family="text">
      <style:text-properties style:font-name="Consolas" fo:font-size="12pt" fo:language="el" fo:country="GR" officeooo:rsid="0049cae7" style:font-size-asian="12pt" style:font-size-complex="12pt"/>
    </style:style>
    <style:style style:name="T49" style:family="text">
      <style:text-properties style:font-name="Consolas" fo:font-size="12pt" fo:language="el" fo:country="GR" officeooo:rsid="004adf59" style:font-size-asian="12pt" style:font-size-complex="12pt"/>
    </style:style>
    <style:style style:name="T50" style:family="text">
      <style:text-properties style:font-name="Consolas" fo:font-size="12pt" fo:language="el" fo:country="GR" officeooo:rsid="0050f3b4" style:font-size-asian="12pt" style:font-size-complex="12pt"/>
    </style:style>
    <style:style style:name="T51" style:family="text">
      <style:text-properties style:font-name="Consolas" fo:font-size="12pt" fo:language="en" fo:country="US" style:font-size-asian="12pt" style:font-size-complex="12pt"/>
    </style:style>
    <style:style style:name="T52" style:family="text">
      <style:text-properties style:font-name="Consolas" fo:font-size="12pt" fo:language="en" fo:country="US" officeooo:rsid="00308024" style:font-size-asian="12pt" style:font-size-complex="12pt"/>
    </style:style>
    <style:style style:name="T53" style:family="text">
      <style:text-properties style:font-name="Consolas" fo:font-size="12pt" fo:language="en" fo:country="US" officeooo:rsid="00323058" style:font-size-asian="12pt" style:font-size-complex="12pt"/>
    </style:style>
    <style:style style:name="T54" style:family="text">
      <style:text-properties style:font-name="Consolas" fo:font-size="12pt" fo:language="en" fo:country="US" officeooo:rsid="00406816" style:font-size-asian="12pt" style:font-size-complex="12pt"/>
    </style:style>
    <style:style style:name="T55" style:family="text">
      <style:text-properties style:font-name="Consolas" fo:font-size="12pt" fo:language="en" fo:country="US" officeooo:rsid="004267d9" style:font-size-asian="12pt" style:font-size-complex="12pt"/>
    </style:style>
    <style:style style:name="T56" style:family="text">
      <style:text-properties style:font-name="Consolas" fo:font-size="12pt" fo:language="en" fo:country="US" officeooo:rsid="0042a1b7" style:font-size-asian="12pt" style:font-size-complex="12pt"/>
    </style:style>
    <style:style style:name="T57" style:family="text">
      <style:text-properties style:font-name="Consolas" fo:font-size="12pt" fo:language="en" fo:country="US" officeooo:rsid="00473dc0" style:font-size-asian="12pt" style:font-size-complex="12pt"/>
    </style:style>
    <style:style style:name="T58" style:family="text">
      <style:text-properties style:font-name="Consolas" fo:font-size="12pt" fo:language="en" fo:country="US" officeooo:rsid="0048c7dd" style:font-size-asian="12pt" style:font-size-complex="12pt"/>
    </style:style>
    <style:style style:name="T59" style:family="text">
      <style:text-properties style:font-name="Consolas" fo:font-size="12pt" fo:language="en" fo:country="US" officeooo:rsid="0049b50a" style:font-size-asian="12pt" style:font-size-complex="12pt"/>
    </style:style>
    <style:style style:name="T60" style:family="text">
      <style:text-properties style:font-name="Consolas" fo:font-size="12pt" fo:language="en" fo:country="US" officeooo:rsid="0049cae7" style:font-size-asian="12pt" style:font-size-complex="12pt"/>
    </style:style>
    <style:style style:name="T61" style:family="text">
      <style:text-properties style:font-name="Consolas" fo:font-size="12pt" fo:language="en" fo:country="US" officeooo:rsid="004adf59" style:font-size-asian="12pt" style:font-size-complex="12pt"/>
    </style:style>
    <style:style style:name="T62" style:family="text">
      <style:text-properties style:font-name="Consolas" fo:font-size="12pt" style:font-size-asian="12pt" style:font-size-complex="12pt"/>
    </style:style>
    <style:style style:name="T63" style:family="text">
      <style:text-properties style:font-name="Consolas" fo:font-size="12pt" officeooo:rsid="0042a1b7" style:font-size-asian="12pt" style:font-size-complex="12pt"/>
    </style:style>
    <style:style style:name="T64" style:family="text">
      <style:text-properties style:font-name="Consolas" fo:font-size="12pt" officeooo:rsid="00473dc0" style:font-size-asian="12pt" style:font-size-complex="12pt"/>
    </style:style>
    <style:style style:name="T65" style:family="text">
      <style:text-properties style:font-name="Consolas" fo:font-size="12pt" officeooo:rsid="0048c7dd" style:font-size-asian="12pt" style:font-size-complex="12pt"/>
    </style:style>
    <style:style style:name="T66" style:family="text">
      <style:text-properties style:font-name="Consolas" fo:font-size="12pt" officeooo:rsid="0049b50a" style:font-size-asian="12pt" style:font-size-complex="12pt"/>
    </style:style>
    <style:style style:name="T67" style:family="text">
      <style:text-properties style:font-name="Consolas" fo:font-size="12pt" officeooo:rsid="0049cae7" style:font-size-asian="12pt" style:font-size-complex="12pt"/>
    </style:style>
    <style:style style:name="T68" style:family="text">
      <style:text-properties officeooo:rsid="003694bc"/>
    </style:style>
    <style:style style:name="T69" style:family="text">
      <style:text-properties officeooo:rsid="0037cf18"/>
    </style:style>
    <style:style style:name="T70" style:family="text">
      <style:text-properties officeooo:rsid="0039cab0"/>
    </style:style>
    <style:style style:name="T71" style:family="text">
      <style:text-properties officeooo:rsid="003a00d3"/>
    </style:style>
    <style:style style:name="T72" style:family="text">
      <style:text-properties officeooo:rsid="003a1bf4"/>
    </style:style>
    <style:style style:name="T73" style:family="text">
      <style:text-properties officeooo:rsid="003dafd0"/>
    </style:style>
    <style:style style:name="T74" style:family="text">
      <style:text-properties officeooo:rsid="003e51c6"/>
    </style:style>
    <style:style style:name="T75" style:family="text">
      <style:text-properties officeooo:rsid="003ef113"/>
    </style:style>
    <style:style style:name="T76" style:family="text">
      <style:text-properties officeooo:rsid="003fa3cf"/>
    </style:style>
    <style:style style:name="T77" style:family="text">
      <style:text-properties officeooo:rsid="00406816"/>
    </style:style>
    <style:style style:name="T78" style:family="text">
      <style:text-properties officeooo:rsid="004267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Καλησπέρα σας,</text:p>
      <text:p text:style-name="P2">η εργασία μας ήταν να δημιουργήσουμε μία εφαρμογή κρατήσεων ξενοδοχείου.</text:p>
      <text:p text:style-name="P2"/>
      <text:p text:style-name="P2">Ξεκινώντας , δημιουργούμε ένα νέο <text:span text:style-name="T1">project </text:span>στο <text:span text:style-name="T1">Net-beans </text:span>με όνομα <text:span text:style-name="T1">Hotel Reservation. </text:span>Διαγράφουμε την πρώτη κλάση και δημιουργούμε μία νέα με όνομα <text:span text:style-name="T1">Login </text:span>και τύπο <text:span text:style-name="T1">J frame Form. </text:span><text:span text:style-name="T23">Έπειτα προσθέτουμε ένα </text:span><text:span text:style-name="T2">panel </text:span><text:span text:style-name="T23">στις διαστάσεις του </text:span><text:span text:style-name="T2">form, </text:span><text:span text:style-name="T23">έτσι ώστε να μπορέσουμε να δουλέψουμε μέσα</text:span><text:span text:style-name="T2">.</text:span><text:span text:style-name="T23"> Με δεξί κλικ ανοίγουμε τα</text:span><text:span text:style-name="T2"> properties</text:span><text:span text:style-name="T23"> του</text:span><text:span text:style-name="T2"> panel</text:span><text:span text:style-name="T23"> για να δώσουμε τις τιμές που θέλουμε στα αντίστοιχα πεδία. Διαλέγουμε για</text:span><text:span text:style-name="T2"> background color</text:span><text:span text:style-name="T23"> ένα χρώμα άνετο στο μάτι όπως το γαλάζιο. Προσθέτουμε επιπλέον ένα</text:span><text:span text:style-name="T2"> panel</text:span><text:span text:style-name="T23"> στις διαστάσεις ¼ του αρχικού για να βάλουμε έναν τίτλο. </text:span><text:span text:style-name="T24">Του δίνουμε ένα πιο έντονο χρώμα όπως το κόκκινο για να ξεχωρίζει στο μάτι.</text:span><text:span text:style-name="T23"> </text:span><text:span text:style-name="T24">Με ένα </text:span><text:span text:style-name="T3">label </text:span><text:span text:style-name="T24">γράφουμε </text:span><text:span text:style-name="T3">User Login </text:span><text:span text:style-name="T24">και δίνουμε πάλι τις κατάλληλες παραμέτρους στα πεδία του </text:span><text:span text:style-name="T3">properties. </text:span><text:span text:style-name="T24">Με τον ίδιο τρόπο συνεχίζουμε στα υπόλοιπα πεδία. </text:span><text:span text:style-name="T25">Με δεξί κλικ αλλάζουμε τα </text:span><text:span text:style-name="T4">variable names </text:span><text:span text:style-name="T25">ώστε να μας είναι πιο εύκολο να γράψουμε κώδικα για αυτά.</text:span></text:p>
      <text:p text:style-name="P2"/>
      <text:p text:style-name="P3">Στην συνέχεια, με διπλό κλικ στο <text:span text:style-name="T1">login button </text:span>πηγαίνουμε στον κώδικα του. Προφανώς σε αυτό το σημείο είναι κενός. Δημιουργούμε, οπότε, μία κλάση με όνομα <text:span text:style-name="T1">CONNECTION. </text:span>Σε αυτή την κλάση , θα πραγματοποιήσουμε την σύνδεση μας με την βάση δεδομένων μας. Εμείς θα χρησιμοποιήσουμε την <text:span text:style-name="T1">MySQL. </text:span><text:span text:style-name="T26">Κάνουμε </text:span><text:span text:style-name="T5">add </text:span><text:span text:style-name="T26">στα </text:span><text:span text:style-name="T5">libraries </text:span><text:span text:style-name="T26">μας το </text:span><text:span text:style-name="T5">connector</text:span><text:span text:style-name="T26"> </text:span><text:span text:style-name="T27">της</text:span><text:span text:style-name="T26"> </text:span><text:span text:style-name="T5">MySQL. </text:span></text:p>
      <text:p text:style-name="P5"/>
      <text:p text:style-name="P3"><text:span text:style-name="T27">Μέσω του </text:span><text:span text:style-name="T6">XAMPP </text:span><text:span text:style-name="T27">ανοίγουμε το </text:span><text:span text:style-name="T6">Apache </text:span><text:span text:style-name="T27">και τον </text:span><text:span text:style-name="T6">MySQL server. </text:span><text:span text:style-name="T27">Στην σελίδα </text:span><text:a xlink:type="simple" xlink:href="http://localhost/phpmyadmin/" text:style-name="Internet_20_link" text:visited-style-name="Visited_20_Internet_20_Link"><text:span text:style-name="T27">http://localhost/phpmyadmin/</text:span></text:a><text:span text:style-name="T27"> δημιουργούμε την βάση δεδομένων μας με όνομα java_hotel_db . Έπειτα φτιάχνουμε έναν πίνακα με το όνομα </text:span><text:span text:style-name="T6">users </text:span><text:span text:style-name="T27">και με 3 στήλες. Ονομάζουμε την πρώτη στήλη </text:span><text:span text:style-name="T6">id , length value = 11 </text:span><text:span text:style-name="T27">και την κάνουμε κύριο κλειδί . </text:span><text:span text:style-name="T28">Την δεύτερη στήλη </text:span><text:span text:style-name="T7">username, length value = 100 </text:span><text:span text:style-name="T28">και τύπο </text:span><text:span text:style-name="T7">VAR/CHAR </text:span><text:span text:style-name="T28">και τέλος την τρίτη </text:span><text:span text:style-name="T7">password </text:span><text:span text:style-name="T28">με παρόμοια πεδία. Τέλος κάνουμε αποθήκευση τον πίνακα μας. </text:span></text:p>
      <text:p text:style-name="P3"/>
      <text:p text:style-name="P4">Πηγαίνοντας πίσω στο <text:span text:style-name="T1">Net-beans </text:span>ήρθε η ώρα να κάνουμε την σύνδεση μας με την βάση δεδομένων. Οπότε δημιουργούμε μία <text:span text:style-name="T1">function </text:span>για να πραγματοποιήσουμε αυτό το σκοπό. Βέβαια δεν ξεχνάμε να κάνουμε <text:span text:style-name="T1">import java.sql.Connection.</text:span></text:p>
      <text:p text:style-name="P6"><text:s/></text:p>
      <text:p text:style-name="P8">Αφού πραγματοποιούμαι την σύνδεση στην <text:span text:style-name="T69">ΜΥ_</text:span><text:span text:style-name="T1">CONNECTION </text:span>κλάση, επιστρέφουμε στο <text:span text:style-name="T1">button. </text:span><text:span text:style-name="T29">Παίρνουμε το όνομα και τον κωδικό από τα αντίστοιχα πεδία, </text:span><text:span text:style-name="T32">με τις κατάλληλες εντολές</text:span><text:span text:style-name="T29">. Με ένα </text:span><text:span text:style-name="T8">if </text:span><text:span text:style-name="T29">κάνουμε και τους κατάλληλους ελέγχους ορθότητας τον δεδομένων που παίρνουμε </text:span><text:span text:style-name="T30">και στην συνέχεια προχωράμε στην σύνδεση με την βάση. </text:span><text:span text:style-name="T31">Με ένα επιπλέον</text:span><text:span text:style-name="T9"> if</text:span><text:span text:style-name="T31"> ελέγχουμε αν υπάρχει ο χρήστης με αυτά τα στοιχεία που δόθηκαν. Αυτή την στιγμή δεν υπάρχει καμία εγγραφή στον πίνακα μας οπότε θα δημιουργήσουμε μία για δοκιμή. </text:span><text:span text:style-name="T32">Σε αυτό το </text:span><text:span text:style-name="T10">if </text:span><text:span text:style-name="T32">στην συνθήκη που ελέγχουμε αν υπάρχει η εγγραφή με τα στοιχεία που δίνει ο χρήστης, στην περίπτωση που είναι αληθής, κλείνουμε το τρέχων παράθυρο και ανοίγουμε ένα νέο </text:span><text:span text:style-name="T10">Jframe </text:span><text:span text:style-name="T32">που θα το ονομάσουμε </text:span><text:span text:style-name="T10">MainForm,</text:span><text:span text:style-name="T32"> στην άλλη περίπτωση που είναι ψευδής απλά εμφανίζουμε ένα μήνυμα λάθους.</text:span></text:p>
      <text:p text:style-name="P8"/>
      <text:p text:style-name="P8"><text:span text:style-name="T36">Προχωρώντας, ήρθε η στιγμή να δημιουργήσουμε το </text:span><text:span text:style-name="T11">MainForm. </text:span><text:span text:style-name="T37">Από την παλέτα βάζουμε ένα </text:span><text:span text:style-name="T12">panel </text:span><text:span text:style-name="T37">στις διαστάσεις του </text:span><text:span text:style-name="T12">Jframe. </text:span><text:span text:style-name="T37">Στην συνέχεια, με δεξί κλικ </text:span><text:soft-page-break/><text:span text:style-name="T37">αλλάζουμε τα </text:span><text:span text:style-name="T12">properties </text:span><text:span text:style-name="T37">ανάλογα με τις ανάγκες μας. Στην κορυφή του </text:span><text:span text:style-name="T12">panel </text:span><text:span text:style-name="T37">σέρνουμε ένα </text:span><text:span text:style-name="T12">Menu Bar </text:span><text:span text:style-name="T37">και με δεξί κλικ αλλάζουμε τις τιμές στα πεδία </text:span><text:span text:style-name="T12">text, </text:span><text:span text:style-name="T37">αλλά, και τα </text:span><text:span text:style-name="T12">properties </text:span><text:span text:style-name="T37">του. Για να κάνουμε την επιλογή μας να αναπτύσσετε προς τα κάτω σέρνουμε ένα επιπλέον </text:span><text:span text:style-name="T12">Menu Item </text:span><text:span text:style-name="T37">στην πρώτη θέση, το οποίο το ονομάζουμε </text:span><text:span text:style-name="T12">Clients. </text:span><text:span text:style-name="T38">Με την σειρά γεμίζουμε επιπλέον επιλογές όπως </text:span><text:span text:style-name="T13">rooms, reservations </text:span><text:span text:style-name="T38">κλπ. Κάνοντας διπλό κλικ στα </text:span><text:span text:style-name="T13">menu items </text:span><text:span text:style-name="T38">δημιουργούμε στον κώδικα </text:span><text:span text:style-name="T13">action listeners </text:span><text:span text:style-name="T38">όπου θα προγραμματίσουμε στην συνέχεια την λειτουργία τους. </text:span></text:p>
      <text:p text:style-name="P8"/>
      <text:p text:style-name="P9">Επιπλέον, δημιουργούμε τρία νέα <text:span text:style-name="T1">Jframe </text:span>για κάθε λειτουργία του <text:span text:style-name="T1">menu </text:span>μας. <text:span text:style-name="T39">Στα </text:span><text:span text:style-name="T14">listener </text:span><text:span text:style-name="T39">που δημιουργήσαμε προηγουμένως, δίνουμε τις κατάλληλες </text:span><text:span text:style-name="T40">εντολές</text:span><text:span text:style-name="T39"> έτσι ώστε να ανοίγουμε το κατάλληλο </text:span><text:span text:style-name="T14">Jframe.</text:span></text:p>
      <text:p text:style-name="P9"><text:span text:style-name="T14"/></text:p>
      <text:p text:style-name="P14"><text:span text:style-name="T42">Για αρχή, θα δημιουργήσουμε την καρτέλας των πελατών (</text:span><text:span text:style-name="T52">Jframe Clients</text:span><text:span text:style-name="T42">). Όπως και προηγουμένω</text:span><text:span text:style-name="T44">ς</text:span><text:span text:style-name="T42"> έτσι και τώρα βάζουμε ένα </text:span><text:span text:style-name="T52">panel. </text:span><text:span text:style-name="T42">Δίνουμε </text:span><text:span text:style-name="T52">background color </text:span><text:span text:style-name="T42">το χρώμα κόκκινο και προσθέτουμε ένα ακόμη </text:span><text:span text:style-name="T52">panel </text:span><text:span text:style-name="T42">για την επικεφαλίδα, του δίνουμε μπλε χρώμα και βάζουμε </text:span><text:span text:style-name="T52">label (Manage Clients)</text:span><text:span text:style-name="T42">. </text:span><text:span text:style-name="T43">Κάνοντας την καρτέλα, αυτή την φορά, προσθέτουμε και έναν πίνακα προκειμένου να μπορούμε να δούμε τις εγγραφές μας. </text:span><text:span text:style-name="T44">Επιλέγουμε τα κουμπιά που βάλαμε και στα </text:span><text:span text:style-name="T53">properties </text:span><text:span text:style-name="T44">αλλάζουμε το ποντίκι σε </text:span><text:span text:style-name="T53">hand, </text:span><text:span text:style-name="T44">έτσι ώστε, να δίνει την αίσθηση ότι το πατάς. Από τα </text:span><text:span text:style-name="T53">properties </text:span><text:span text:style-name="T44">του πίνακα βάζουμε 0 </text:span><text:span text:style-name="T53">columns </text:span><text:span text:style-name="T44">για να αδειάσει γιατί θα παίρνει τα δεδομένα του από την βάση δεδομένων μας.</text:span></text:p>
      <text:p text:style-name="P14"><text:span text:style-name="T44"/></text:p>
      <text:p text:style-name="P15"><text:span text:style-name="T44">Σ</text:span><text:span text:style-name="T41">την συνέχεια, δημιουργούμε μία κλάση με όνομα </text:span><text:span text:style-name="T51">CLIENT. </text:span><text:span text:style-name="T41">Σε αυτή την κλάση θα ορίσουμε τον πελάτη μας. Η κλάση θα περιέχει 4 </text:span><text:span text:style-name="T51">function </text:span><text:span text:style-name="T41">με λειτουργίες που χρειαζόμαστε όπως να δημιουργούμε έναν πελάτη με κάποιες τιμές, να αλλάζουμε τις τιμές του σε περίπτωση λάθους, να διαγράφουμε τον πελάτη και τέλος να επιστρέφουμε μια λίστα με όλους τους πελάτες μας.</text:span></text:p>
      <text:p text:style-name="P9"><text:span text:style-name="T14"/></text:p>
      <text:p text:style-name="P10">Για την πρώτη <text:span text:style-name="T1">function , </text:span>θα είναι τύπου <text:span text:style-name="T1">boolean </text:span>και θα έχει ως ορίσματα τα πεδία που βάλαμε προηγουμένως (όνομα, επίθετο, <text:span text:style-name="T1">id, </text:span>κλπ). Το όνομα της θα είναι <text:span text:style-name="T1">addClient </text:span>και θα επιστρέφει <text:span text:style-name="T1">true. </text:span></text:p>
      <text:p text:style-name="P10"/>
      <text:p text:style-name="P10">Σε αυτό το σημείο επιστρέφουμε στο <text:span text:style-name="T15">P</text:span><text:span text:style-name="T1">h</text:span><text:span text:style-name="T15">P</text:span><text:span text:style-name="T1">admin </text:span>να δημιουργήσουμε τον πίνακα των πελατών. <text:span text:style-name="T68">Δίνουμε το όνομα </text:span><text:span text:style-name="T16">Clients </text:span><text:span text:style-name="T68">και βάζουμε 5 στήλες. Ονόματα των στηλών είναι </text:span><text:span text:style-name="T16">id, first_name, last_name, phone </text:span><text:span text:style-name="T68">και </text:span><text:span text:style-name="T16">email. </text:span><text:span text:style-name="T68">Κάνουμε το </text:span><text:span text:style-name="T16">id primary key. </text:span><text:span text:style-name="T68">Συντάσσουμε την εντολή </text:span><text:span text:style-name="T16">insert </text:span><text:span text:style-name="T68">στην </text:span><text:span text:style-name="T16">MySQL </text:span><text:span text:style-name="T68">έτσι ώστε να την χρησιμοποιήσουμε στο πρώτο </text:span><text:span text:style-name="T16">function. </text:span></text:p>
      <text:p text:style-name="P10"><text:span text:style-name="T16"/></text:p>
      <text:p text:style-name="P11">Πίσω στο <text:span text:style-name="T1">addClient </text:span>βάζουμε ένα <text:span text:style-name="T1">String </text:span>με όνομα addQuery και του δίνουμε για τιμή τον κώδικα <text:span text:style-name="T1">sql </text:span>που δημιουργήσαμε πριν. Δημιουργούμε ένα αντικείμενο της κλάσης ΜΥ_<text:span text:style-name="T17">CONNECTION </text:span>προκειμένου να επικοινωνήσουμε με την βάση δεδομένων. <text:span text:style-name="T70">Όπως πριν με την </text:span><text:span text:style-name="T18">select </text:span><text:span text:style-name="T70">έτσι και τώρα στέλνουμε στην βάση τις τιμές των κελιών για κάθε γραμμή. Με ένα </text:span><text:span text:style-name="T18">if </text:span><text:span text:style-name="T70">ελέγχουμε αν εκτελέστηκε σωστά η εντολή </text:span><text:span text:style-name="T18">sql </text:span><text:span text:style-name="T70">και επιστρέφουμε </text:span><text:span text:style-name="T18">true , </text:span><text:span text:style-name="T70">αν όχι επιστρέφουμε </text:span><text:span text:style-name="T18">false. </text:span></text:p>
      <text:p text:style-name="P11"><text:span text:style-name="T18"/></text:p>
      <text:p text:style-name="P12">Κάνουμε διπλό κλικ στο κουμπί <text:span text:style-name="T1">Add </text:span>και γράφουμε των κώδικα για να πάρουμε τις τιμές από τα πεδία. <text:span text:style-name="T71">Δημιουργούμε, επίσης, ένα αντικείμενο τύπου </text:span><text:span text:style-name="T19">CLIENT </text:span><text:soft-page-break/><text:span text:style-name="T71">για να χρησιμοποιήσουμε την </text:span><text:span text:style-name="T19">function </text:span><text:span text:style-name="T71">που δημιουργήσαμε προηγουμένως. Κάνουμε κλήση της </text:span><text:span text:style-name="T19">function </text:span><text:span text:style-name="T71">με το αντικείμενο μας και δίνουμε τις τιμές που πήραμε από τα πεδία σαν ορίσματα. Βάζουμε την κλήση σαν συνθήκη σε μία </text:span><text:span text:style-name="T19">if </text:span><text:span text:style-name="T71">έτσι ώστε να εμφανίζουμε μήνυμα στον χρήστη ότι η έγγραφη του πραγματοποιήθηκε με επιτυχία. </text:span><text:span text:style-name="T72">Για να προτρέψουμε την κενή εγγραφή βάζουμε επιπλέον μία ελέγχοντας την ορθότητα των δεδομένων που μας δίνει ο χρήστης. </text:span></text:p>
      <text:p text:style-name="P12"/>
      <text:p text:style-name="P13">Προχωράμε κάνοντας την <text:span text:style-name="T1">function </text:span>που θα μας επιστρέφει/εμφανίζει τις τιμές του πίνακα, <text:span text:style-name="T1">CLIENTS </text:span>στον πίνακα της εφαρμογής μας. <text:span text:style-name="T73">Θα δέχεται σαν όρισμα ένα </text:span><text:span text:style-name="T20">Jtable </text:span><text:span text:style-name="T74">και όπως και προηγουμένως έτσι κ τώρα ορίζουμε την επικοινωνία με την βάση και με μία </text:span><text:span text:style-name="T21">select </text:span><text:span text:style-name="T74">παίρνουμε τις τιμές του πίνακα. Πίσω στο </text:span><text:span text:style-name="T21">form </text:span><text:span text:style-name="T74">καλούμε την </text:span><text:span text:style-name="T21">function </text:span><text:span text:style-name="T74">με το αντικείμενο που δημιουργήσαμε προηγουμένως. Για να μην μπορεί ο χρήστης να αλλάξει τα πεδία του πίνακα κάνοντας κλικ στα κελιά μέσα στην εφαρμογή, θα αλλάξουμε τον κώδικα του </text:span><text:span text:style-name="T21">jTable. </text:span><text:span text:style-name="T74">Με δεξί κλικ </text:span><text:span text:style-name="T21">costumize </text:span><text:span text:style-name="T22">code </text:span><text:span text:style-name="T75">πάνω στο </text:span><text:span text:style-name="T22">table, </text:span><text:span text:style-name="T75">ανοίγει ένα παράθυρο με τον κώδικα του </text:span><text:span text:style-name="T22">table. </text:span></text:p>
      <text:p text:style-name="P9"/>
      <text:p text:style-name="P7"><text:span text:style-name="T33">Προκειμένου να μπορούμε να κάνουμε </text:span><text:span text:style-name="T76">edit </text:span><text:span text:style-name="T33">κάθε εγγραφή του πίνακα, με δεξί κλικ βάζουμε </text:span><text:span text:style-name="T76">event on mouse clicked. </text:span><text:span text:style-name="T33">Όταν κάνουμε κλικ σε μία γραμμή θα εμφανίζει τα στοιχεία της εγγραφής στα </text:span><text:span text:style-name="T76">text field </text:span><text:span text:style-name="T33">που βάλαμε, </text:span><text:span text:style-name="T34">δίνουμε τις κατάλληλες εντολές για να το πραγματοποιήσουμε αυτό</text:span><text:span text:style-name="T33">. </text:span><text:span text:style-name="T34">Πίσω στην κλάση </text:span><text:span text:style-name="T77">CLIENT </text:span><text:span text:style-name="T34">δημιουργούμε </text:span><text:span text:style-name="T77">function </text:span><text:span text:style-name="T34">με όνομα </text:span><text:span text:style-name="T77">editClient </text:span><text:span text:style-name="T34">έτσι ώστε να γράψουμε τον κώδικα για την αλλαγή των στοιχείων του πελάτη </text:span><text:span text:style-name="T35">κοπι πειστ απο την </text:span><text:span text:style-name="T78">add client </text:span><text:span text:style-name="T35">και αλλάζουμε των κώδικα </text:span><text:span text:style-name="T78">sql </text:span><text:span text:style-name="T35">που στέλνουμε</text:span><text:span text:style-name="T34">.</text:span></text:p>
      <text:p text:style-name="P7"><text:span text:style-name="T34"/></text:p>
      <text:p text:style-name="P23"><text:span text:style-name="T45">Α</text:span><text:span text:style-name="T46">φού τελειώσαμε με το <text:s/></text:span><text:span text:style-name="T54">editClient </text:span><text:span text:style-name="T46">θα κάνουμε το </text:span><text:span text:style-name="T55">removeClient. </text:span><text:span text:style-name="T47">Παρόμοιες διαδικασίες απλά αλλάζουμε την εντολή </text:span><text:span text:style-name="T56">sql </text:span><text:span text:style-name="T47">και κάποια ορίσματα. Επιστρέφοντας στο </text:span><text:span text:style-name="T56">form </text:span><text:span text:style-name="T47">μας κάνουμε κλήση των </text:span><text:span text:style-name="T56">function </text:span><text:span text:style-name="T47">για κάθε λειτουργία που δημιουργήσαμε προηγουμένως. Στο </text:span><text:span text:style-name="T56">clear button </text:span><text:span text:style-name="T47">απλά βάζουμε όλες οι τιμές των </text:span><text:span text:style-name="T56">text filed </text:span><text:span text:style-name="T47">σε κενό </text:span><text:span text:style-name="T56">string. </text:span></text:p>
      <text:p text:style-name="P23"><text:span text:style-name="T56"/></text:p>
      <text:p text:style-name="P16"><text:span text:style-name="T63">Γ</text:span><text:span text:style-name="T62">ια να βλέπουμε τις ανανεωμένες λίστες των πελατών βάζουμε ένα ακόμη κουμπί με όνομα</text:span><text:span text:style-name="T51"> refresh</text:span><text:span text:style-name="T62"> και με διπλό κλικ το προγραμματίζουμε να αδειάζει και να γεμίζει τον πίνακα μας κάθε φορά που θα το πατάμε. Βάζουμε τον κωδικά και στα κουμπιά</text:span><text:span text:style-name="T51"> add, edit</text:span><text:span text:style-name="T62"> και</text:span><text:span text:style-name="T51"> delete</text:span><text:span text:style-name="T62"> προκειμένου κάθε φορά που κάνουμε κάποια αλλαγή να βλέπουμε πως έχει αλλάξει ο πίνακας μας.</text:span></text:p>
      <text:p text:style-name="P16"><text:span text:style-name="T62"/></text:p>
      <text:p text:style-name="P17"><text:span text:style-name="T62">Τέλος έμεινε να προγραμματίσουμε το κουμπί της διαγραφής. Με διπλό κλικ πηγαίνουμε στο μέρος του κώδικα που πρέπει να αλλάξουμε. </text:span><text:span text:style-name="T64">Για το</text:span><text:span text:style-name="T57"> function</text:span><text:span text:style-name="T64"> της διαγραφής χρειαζόμαστε μόνο το</text:span><text:span text:style-name="T57"> ID</text:span><text:span text:style-name="T64"> της εγγραφής, οπότε κάνουμε</text:span><text:span text:style-name="T57"> copy-paste</text:span><text:span text:style-name="T64"> τον κώδικα από το ενιτ που σχετίζετε μόνο με το</text:span><text:span text:style-name="T57"> id.</text:span><text:span text:style-name="T64"> Κάνουμε την κλήση της κλάσης</text:span><text:span text:style-name="T57"> removeClient</text:span><text:span text:style-name="T64"> και ανανεώνουμε τον πίνακα και έχουμε έτοιμο το</text:span><text:span text:style-name="T57"> delete button. </text:span></text:p>
      <text:p text:style-name="P17"><text:span text:style-name="T57"/></text:p>
      <text:p text:style-name="P18"><text:span text:style-name="T64">Προχωρώντας</text:span><text:span text:style-name="T62"> στο </text:span><text:span text:style-name="T51">project , </text:span><text:span text:style-name="T62">τώρα θα ασχοληθούμε με το </text:span><text:span text:style-name="T51">ManageRoomsForm. </text:span><text:span text:style-name="T62">Κάνουμε </text:span><text:span text:style-name="T51">copy-paste, </text:span><text:span text:style-name="T62">την σχεδίαση του παραθύρου από το </text:span><text:span text:style-name="T51">ManageClientsForm </text:span><text:span text:style-name="T62">και αλλάζουμε τα πεδία έτσι ώστε να ταιριάζουν σε στοιχεία ενός δωματίου (νούμερο, τύπος, αριθμός τηλεφώνου). </text:span><text:span text:style-name="T65">Για τον τύπο του δωματίου θα </text:span><text:soft-page-break/><text:span text:style-name="T65">χρησιμοποιήσουμε </text:span><text:span text:style-name="T58">combo box. </text:span><text:span text:style-name="T65">Με δεξί κλικ πάμε στα </text:span><text:span text:style-name="T58">properties </text:span><text:span text:style-name="T65">του για να του δώσουμε τις κατάλληλες τιμές έτσι ώστε να ταιριάζει με τα υπόλοιπα αντικείμενα. </text:span><text:span text:style-name="T66">Επιπλέον αλλάζουμε τιμές στα ονόματα των μεταβλητών με τα νέα ονόματα που τους δώσαμε. Πίσω στο </text:span><text:span text:style-name="T59">phpadmin </text:span><text:span text:style-name="T66">δημιουργούμε έναν ακόμη πίνακα </text:span><text:span text:style-name="T67">και του δίνουμε το όνομα </text:span><text:span text:style-name="T60">types</text:span><text:span text:style-name="T66">. </text:span><text:span text:style-name="T67">Εδώ θα αποθηκεύουμε τον τύπο κάθε δωματίου. Επιπλέον κάνουμε έναν ακόμη πίνακα</text:span><text:span text:style-name="T66"> </text:span><text:span text:style-name="T67">με όνομα </text:span><text:span text:style-name="T60">room, </text:span><text:span text:style-name="T67">εδώ θα αποθηκεύουμε τα δωμάτια μας. </text:span></text:p>
      <text:p text:style-name="P18"><text:span text:style-name="T67"/></text:p>
      <text:p text:style-name="P24"><text:span text:style-name="T48">Ό</text:span><text:span text:style-name="T49">πως προηγουμένως , θα δημιουργήσουμε μία κλάση με όνομα </text:span><text:span text:style-name="T61">ROOMS </text:span><text:span text:style-name="T49">και θα κάνουμε τις απαραίτητες </text:span><text:span text:style-name="T61">function</text:span><text:span text:style-name="T49"> έτσι ώστε να προσθέτουμε εγγραφές και να διαχειριζόμαστε σωστά την βάση δεδομένων μας. Δεν θα επαναλαμβάνομαι και θα συνεχίσω να εξηγώ ότι δεν έχουμε ήδη πραγματοποιήσει σε προηγουμένη κλάση. </text:span></text:p>
      <text:p text:style-name="P24"><text:span text:style-name="T49"/></text:p>
      <text:p text:style-name="P26"><text:span text:style-name="T49">Τ</text:span><text:span text:style-name="T41">α δωμάτια που θα προσφέρουμε θα είναι, </text:span></text:p>
      <text:p text:style-name="P26"><text:span text:style-name="T50">το</text:span><text:span text:style-name="T41"> μονό με κόστος 100 και</text:span><text:span text:style-name="T51"> ID 1.</text:span></text:p>
      <text:p text:style-name="P19"><text:span text:style-name="T62">Διπλό με κόστος 200 και </text:span><text:span text:style-name="T51">ID 2.</text:span></text:p>
      <text:p text:style-name="P20"><text:span text:style-name="T62">Τριπλό με κόστος 300 και </text:span><text:span text:style-name="T51">ID 3.</text:span></text:p>
      <text:p text:style-name="P20"><text:span text:style-name="T62">Οικογενειακό με κόστος 400 και </text:span><text:span text:style-name="T51">ID 4.</text:span></text:p>
      <text:p text:style-name="P21"><text:span text:style-name="T62">Σουίτα με κόστος 750 και </text:span><text:span text:style-name="T51">ID 5.</text:span></text:p>
      <text:p text:style-name="P22"><text:span text:style-name="T62">(Στον πινάκα με τα </text:span><text:span text:style-name="T51">types</text:span><text:span text:style-name="T62">)</text:span></text:p>
      <text:p text:style-name="P20"><text:span text:style-name="T51"/></text:p>
      <text:p text:style-name="P25"><text:span text:style-name="T5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2T10:05:36.248000000</meta:creation-date>
    <dc:date>2020-12-03T17:36:22.709000000</dc:date>
    <meta:editing-duration>PT5H41M10S</meta:editing-duration>
    <meta:editing-cycles>22</meta:editing-cycles>
    <meta:generator>LibreOffice/7.0.3.1$Windows_X86_64 LibreOffice_project/d7547858d014d4cf69878db179d326fc3483e082</meta:generator>
    <meta:document-statistic meta:table-count="0" meta:image-count="0" meta:object-count="0" meta:page-count="4" meta:paragraph-count="30" meta:word-count="1537" meta:character-count="9516" meta:non-whitespace-character-count="7993"/>
  </office:meta>
</office:document-meta>
</file>